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odelli statici</text:h>
      <text:h text:style-name="Heading_20_4" text:outline-level="4">Class diagra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41:12</meta:creation-date>
    <dc:date>2012-10-13T01:56:39</dc:date>
    <dc:creator>Giulio Franco</dc:creator>
    <meta:editing-duration>P0D</meta:editing-duration>
    <meta:editing-cycles>2</meta:editing-cycles>
    <meta:document-statistic meta:table-count="0" meta:image-count="0" meta:object-count="0" meta:page-count="1" meta:paragraph-count="2" meta:word-count="4" meta:character-count="28" meta:non-whitespace-character-count="26"/>
  </office:meta>
</office:document-meta>
</file>